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4834dc" officeooo:paragraph-rsid="004834dc" fo:background-color="transparent" style:font-size-asian="18pt" style:font-name-complex="Awami Nastaliq OT" style:font-size-complex="18pt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469b48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169ef6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189b08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officeooo:rsid="0004784c"/>
    </style:style>
    <style:style style:name="T2" style:family="text">
      <style:text-properties style:language-complex="fa" style:country-complex="IR"/>
    </style:style>
    <style:style style:name="T3" style:family="text">
      <style:text-properties style:use-window-font-color="true" loext:opacity="0%" style:language-complex="ar" style:country-complex="BH"/>
    </style:style>
    <style:style style:name="T4" style:family="text">
      <style:text-properties style:use-window-font-color="true" loext:opacity="0%" officeooo:rsid="00066981" style:language-complex="ar" style:country-complex="BH"/>
    </style:style>
    <style:style style:name="T5" style:family="text">
      <style:text-properties style:use-window-font-color="true" loext:opacity="0%" officeooo:rsid="0005106a" style:language-complex="ar" style:country-complex="BH"/>
    </style:style>
    <style:style style:name="T6" style:family="text">
      <style:text-properties style:use-window-font-color="true" loext:opacity="0%" officeooo:rsid="00310026" style:language-complex="fa" style:country-complex="IR"/>
    </style:style>
    <style:style style:name="T7" style:family="text">
      <style:text-properties fo:color="#800080" loext:opacity="100%" officeooo:rsid="00310026" style:language-complex="fa" style:country-complex="IR"/>
    </style:style>
    <style:style style:name="T8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9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10" style:family="text">
      <style:text-properties style:use-window-font-color="true" loext:opacity="0%" style:language-complex="fa" style:country-complex="IR"/>
    </style:style>
    <style:style style:name="T11" style:family="text">
      <style:text-properties style:use-window-font-color="true" loext:opacity="0%" style:font-name="Awami Nastaliq OT" style:language-complex="ar" style:country-complex="BH"/>
    </style:style>
    <style:style style:name="T12" style:family="text">
      <style:text-properties style:use-window-font-color="true" loext:opacity="0%" style:font-name="Awami Nastaliq OT" officeooo:rsid="000b5287" style:language-complex="ar" style:country-complex="BH"/>
    </style:style>
    <style:style style:name="T13" style:family="text">
      <style:text-properties style:use-window-font-color="true" loext:opacity="0%" officeooo:rsid="0007a71e" style:language-complex="ar" style:country-complex="BH"/>
    </style:style>
    <style:style style:name="T14" style:family="text">
      <style:text-properties style:use-window-font-color="true" loext:opacity="0%" officeooo:rsid="000eff8e" style:language-complex="fa" style:country-complex="IR"/>
    </style:style>
    <style:style style:name="T15" style:family="text">
      <style:text-properties style:use-window-font-color="true" loext:opacity="0%" style:font-name="Awami Nastaliq OT" style:language-complex="fa" style:country-complex="IR"/>
    </style:style>
    <style:style style:name="T16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7" style:family="text">
      <style:text-properties style:use-window-font-color="true" loext:opacity="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8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9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20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21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22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23" style:family="text">
      <style:text-properties officeooo:rsid="001a14fc"/>
    </style:style>
    <style:style style:name="T24" style:family="text">
      <style:text-properties fo:color="#ff0000" loext:opacity="100%"/>
    </style:style>
    <style:style style:name="T25" style:family="text">
      <style:text-properties officeooo:rsid="001eaeee"/>
    </style:style>
    <style:style style:name="T26" style:family="text">
      <style:text-properties fo:color="#800080" loext:opacity="100%" officeooo:rsid="0022880b"/>
    </style:style>
    <style:style style:name="T27" style:family="text">
      <style:text-properties fo:color="#800080" loext:opacity="100%" officeooo:rsid="0021bacd"/>
    </style:style>
    <style:style style:name="T28" style:family="text">
      <style:text-properties officeooo:rsid="0021bacd"/>
    </style:style>
    <style:style style:name="T29" style:family="text">
      <style:text-properties officeooo:rsid="001a0cf7"/>
    </style:style>
    <style:style style:name="T30" style:family="text">
      <style:text-properties officeooo:rsid="0023cf6a"/>
    </style:style>
    <style:style style:name="T31" style:family="text">
      <style:text-properties fo:color="#ff0000" loext:opacity="100%" style:font-name="Awami Nastaliq OT" officeooo:rsid="00432013" style:language-complex="fa" style:country-complex="IR"/>
    </style:style>
    <style:style style:name="T32" style:family="text">
      <style:text-properties fo:color="#ff0000" loext:opacity="100%" style:font-name="Awami Nastaliq OT" style:language-complex="fa" style:country-complex="IR"/>
    </style:style>
    <style:style style:name="T33" style:family="text">
      <style:text-properties style:font-name="Awami Nastaliq OT" fo:font-size="12pt" style:font-size-asian="12pt" style:font-size-complex="12pt" style:language-complex="fa" style:country-complex="IR"/>
    </style:style>
    <style:style style:name="T34" style:family="text">
      <style:text-properties fo:color="#55308d" loext:opacity="100%" officeooo:rsid="002ab0bf"/>
    </style:style>
    <style:style style:name="T35" style:family="text">
      <style:text-properties fo:color="#55308d" loext:opacity="100%"/>
    </style:style>
    <style:style style:name="T36" style:family="text">
      <style:text-properties officeooo:rsid="002ab0bf"/>
    </style:style>
    <style:style style:name="T37" style:family="text">
      <style:text-properties officeooo:rsid="0029a3ad"/>
    </style:style>
    <style:style style:name="T38" style:family="text">
      <style:text-properties officeooo:rsid="0039651b"/>
    </style:style>
    <style:style style:name="T39" style:family="text">
      <style:text-properties style:font-name="Awami Nastaliq OT" style:language-complex="ur" style:country-complex="PK"/>
    </style:style>
    <style:style style:name="T40" style:family="text">
      <style:text-properties style:font-name="Awami Nastaliq OT" officeooo:rsid="003c397b" style:language-complex="ur" style:country-complex="PK"/>
    </style:style>
    <style:style style:name="T41" style:family="text">
      <style:text-properties officeooo:rsid="003c397b"/>
    </style:style>
    <style:style style:name="T42" style:family="text">
      <style:text-properties officeooo:rsid="003ee32b"/>
    </style:style>
    <style:style style:name="T43" style:family="text">
      <style:text-properties officeooo:rsid="003f0bf6"/>
    </style:style>
    <style:style style:name="T44" style:family="text">
      <style:text-properties officeooo:rsid="0019a688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style:font-name="Awami Nastaliq OT" officeooo:rsid="00432013"/>
    </style:style>
    <style:style style:name="T47" style:family="text">
      <style:text-properties style:use-window-font-color="true" loext:opacity="0%" style:font-name="Awami Nastaliq OT" officeooo:rsid="004a72bd"/>
    </style:style>
    <style:style style:name="T48" style:family="text">
      <style:text-properties style:font-name="Awami Nastaliq OT" officeooo:rsid="004a72bd"/>
    </style:style>
    <style:style style:name="T49" style:family="text">
      <style:text-properties style:font-name="Awami Nastaliq OT" officeooo:rsid="004a6e1f"/>
    </style:style>
    <style:style style:name="T50" style:family="text">
      <style:text-properties style:use-window-font-color="true" loext:opacity="0%" style:font-name="Awami Nastaliq OT" officeooo:rsid="0044ae51"/>
    </style:style>
    <style:style style:name="T51" style:family="text">
      <style:text-properties style:font-name="Awami Nastaliq OT" officeooo:rsid="0044ae51"/>
    </style:style>
    <style:style style:name="T52" style:family="text">
      <style:text-properties style:use-window-font-color="true" loext:opacity="0%" style:font-name="Awami Nastaliq OT" officeooo:rsid="004a6e1f"/>
    </style:style>
    <style:style style:name="T53" style:family="text">
      <style:text-properties officeooo:rsid="00432013"/>
    </style:style>
    <style:style style:name="T54" style:family="text">
      <style:text-properties officeooo:rsid="004a72bd"/>
    </style:style>
    <style:style style:name="T55" style:family="text">
      <style:text-properties officeooo:rsid="004a6e1f"/>
    </style:style>
    <style:style style:name="T56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: </text:p>
      <text:p text:style-name="P2"><text:span text:style-name="T1">beh+beh - </text:span>تنگما <text:s/><text:span text:style-name="T2"><text:s text:c="2"/></text:span><text:span text:style-name="T3">تن</text:span><text:span text:style-name="T4">ِ</text:span><text:span text:style-name="T5">ل</text:span><text:span text:style-name="T3">ما <text:s text:c="2"/></text:span><text:span text:style-name="T6">تنین <text:s text:c="5"/></text:span><text:span text:style-name="T7">تن٘ین <text:s text:c="2"/></text:span><text:span text:style-name="T8">ا</text:span><text:span text:style-name="T9">ت</text:span><text:span text:style-name="T8">بر</text:span><text:span text:style-name="T10"><text:line-break/>رزِیپا <text:s/></text:span><text:span text:style-name="T11">پیکھہ </text:span><text:span text:style-name="T12">بی</text:span><text:span text:style-name="T11">کھہ <text:s/></text:span><text:span text:style-name="T10">بین <text:s/></text:span><text:span text:style-name="T3">بیُو </text:span><text:span text:style-name="T13">پی</text:span><text:span text:style-name="T3">گما </text:span><text:span text:style-name="T10">خپیر <text:s text:c="3"/></text:span><text:span text:style-name="T14">ر</text:span><text:span text:style-name="T13">پی</text:span><text:span text:style-name="T3">گم <text:s text:c="4"/></text:span><text:span text:style-name="T10">اپیُو <text:s/></text:span><text:span text:style-name="T15">پینجی <text:s text:c="2"/></text:span><text:span text:style-name="T8">ایبر <text:s text:c="2"/>اپبر <text:s/>وپبر <text:s/></text:span><text:span text:style-name="T9">اپیز <text:s/></text:span></text:p>
      <text:p text:style-name="P3"><text:span text:style-name="T16">S+K – </text:span><text:span text:style-name="T17">ا</text:span><text:span text:style-name="T18">بین <text:s text:c="2"/></text:span><text:span text:style-name="T19">ا</text:span><text:span text:style-name="T20">پی</text:span><text:span text:style-name="T21">گ</text:span><text:span text:style-name="T22">ج <text:s text:c="2"/></text:span><text:span text:style-name="T19">ان</text:span><text:span text:style-name="T20">ی</text:span><text:span text:style-name="T21">گ</text:span><text:span text:style-name="T22">ج</text:span></text:p>
      <text:p text:style-name="P4">beh <text:span text:style-name="T23">+beh</text:span>+ jeem - <text:span text:style-name="T24"><text:s/></text:span>بپج ییج <text:span text:style-name="T23"><text:s/>بیڄ</text:span> <text:s/><text:span text:style-name="T25">پی</text:span><text:span text:style-name="T23">ڇ <text:s/></text:span><text:span text:style-name="T25">یپ</text:span><text:span text:style-name="T23">چ</text:span> <text:s/><text:span text:style-name="T26">پپ</text:span><text:span text:style-name="T27">ݮ</text:span> <text:s text:c="6"/><text:span text:style-name="T23">ج ڃ</text:span> <text:span text:style-name="T23">ڄ</text:span> <text:span text:style-name="T23">چ ڇ </text:span><text:span text:style-name="T28">ݮ</text:span></text:p>
      <text:p text:style-name="P5">S+K - <text:span text:style-name="T29">ابپج <text:s text:c="2"/></text:span><text:span text:style-name="T30">ا</text:span><text:span text:style-name="T29">ییج </text:span></text:p>
      <text:p text:style-name="P6">beh +feh + jeem – <text:span text:style-name="T24">پ</text:span><text:span text:style-name="T31">ڥ</text:span><text:span text:style-name="T32">ج </text:span><text:span text:style-name="T33">(low priority)</text:span></text:p>
      <text:p text:style-name="P7">beh+jeem+jeem – <text:span text:style-name="T34">ا</text:span><text:span text:style-name="T35">یڇج</text:span> <text:s text:c="4"/><text:span text:style-name="T36">ا</text:span>یڃج <text:s text:c="3"/><text:span text:style-name="T36">ا</text:span><text:span text:style-name="T37">م</text:span>جڇ <text:s text:c="3"/><text:span text:style-name="T36">ا</text:span><text:span text:style-name="T37">پ</text:span>چڇ </text:p>
      <text:p text:style-name="P8">beh+<text:span text:style-name="T38">kaf</text:span>+<text:span text:style-name="T38">heh-do</text:span> – <text:s text:c="2"/><text:span text:style-name="T39">دیکھہ <text:s text:c="2"/>دی</text:span><text:span text:style-name="T40">ل</text:span><text:span text:style-name="T39">ھہ</text:span></text:p>
      <text:p text:style-name="P9">beh + heh-goal – <text:span text:style-name="T41">ا</text:span>یہ<text:span text:style-name="T42">ل <text:s/></text:span><text:span text:style-name="T43">ابہی</text:span><text:span text:style-name="T42">ل</text:span></text:p>
      <text:p text:style-name="P10">jeem + qaf - <text:span text:style-name="T44"><text:s/>جق <text:s text:c="4"/></text:span></text:p>
      <text:p text:style-name="P11"><text:soft-page-break/><text:span text:style-name="T45">feh – </text:span><text:span text:style-name="T46">ا</text:span><text:span text:style-name="T47">ڥھ <text:s/></text:span><text:span text:style-name="T46">ا</text:span><text:span text:style-name="T47">ڥھم</text:span><text:span text:style-name="T48"> </text:span><text:span text:style-name="T49"><text:s text:c="3"/></text:span><text:span text:style-name="T46">اڥ</text:span><text:span text:style-name="T50">حل</text:span><text:span text:style-name="T51"><text:line-break/></text:span><text:span text:style-name="T50"> </text:span><text:span text:style-name="T46">ا</text:span><text:span text:style-name="T47">ڥہ</text:span><text:span text:style-name="T52">ل</text:span><text:span text:style-name="T49"> </text:span><text:span text:style-name="T51"><text:s/></text:span><text:span text:style-name="T46">اڥبتث</text:span></text:p>
      <text:p text:style-name="P12">S+K - <text:s/><text:span text:style-name="T53">ا</text:span><text:span text:style-name="T54">ڥھم <text:s/></text:span><text:span text:style-name="T53">ا</text:span><text:span text:style-name="T54">ڥہ</text:span><text:span text:style-name="T55">ل</text:span></text:p>
      <text:p text:style-name="P12"/>
      <text:p text:style-name="P13"><text:span text:style-name="T5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26T11:53:55.294124500</dc:date>
    <meta:editing-duration>P1DT9H55M56S</meta:editing-duration>
    <meta:editing-cycles>5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2" meta:word-count="81" meta:character-count="470" meta:non-whitespace-character-count="315"/>
  </office:meta>
</office:document-meta>
</file>